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0.389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3.433cm" fo:min-width="0.389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433cm" fo:min-width="0.389cm"/>
      <style:paragraph-properties style:writing-mode="lr-tb"/>
    </style:style>
    <style:style style:name="gr4" style:family="graphic" style:parent-style-name="standard">
      <style:graphic-properties draw:fill-color="#ff0066" draw:textarea-horizontal-align="justify" draw:textarea-vertical-align="middle" draw:auto-grow-height="false" fo:min-height="3.433cm" fo:min-width="0.3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-color="#ccff00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00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0066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889cm" svg:height="3.683cm" svg:x="2.524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13.534cm" svg:y="2.397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202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15.351cm" svg:y="2.397cm">
          <text:p text:style-name="P2"><text:span text:style-name="T1">JCR</text:span><text:span text:style-name="T1"><text:line-break/></text:span><text:span text:style-name="T1">202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6.934cm" svg:y="2.397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8.034cm" svg:y="2.397cm">
          <text:p text:style-name="P2"><text:span text:style-name="T1">JCR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3.624cm" svg:y="2.397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4.724cm" svg:y="2.397cm">
          <text:p text:style-name="P2"><text:span text:style-name="T1">JCR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10.271cm" svg:y="2.397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11.371cm" svg:y="2.397cm">
          <text:p text:style-name="P2"><text:span text:style-name="T1">JCR</text:span><text:span text:style-name="T1"><text:line-break/></text:span><text:span text:style-name="T1">previo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5.826cm" svg:y="2.397cm">
          <text:p text:style-name="P2"><text:span text:style-name="T1">Diff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9.128cm" svg:y="2.397cm">
          <text:p text:style-name="P2"><text:span text:style-name="T1">Diff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12.43cm" svg:y="2.397cm">
          <text:p text:style-name="P2"><text:span text:style-name="T1">Diff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3.683cm" svg:x="2.524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13.534cm" svg:y="6.842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15.351cm" svg:y="6.842cm">
          <text:p text:style-name="P2"><text:span text:style-name="T1">JCR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6.934cm" svg:y="6.842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8.034cm" svg:y="6.842cm">
          <text:p text:style-name="P2"><text:span text:style-name="T1">JCR</text:span><text:span text:style-name="T1"><text:line-break/></text:span><text:span text:style-name="T1">previo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3.624cm" svg:y="6.842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4.724cm" svg:y="6.842cm">
          <text:p text:style-name="P2"><text:span text:style-name="T1">JCR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889cm" svg:height="3.683cm" svg:x="10.271cm" svg:y="6.842cm">
          <text:p text:style-name="P2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889cm" svg:height="3.683cm" svg:x="11.371cm" svg:y="6.842cm">
          <text:p text:style-name="P2"><text:span text:style-name="T1">JCR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5.826cm" svg:y="6.842cm">
          <text:p text:style-name="P2"><text:span text:style-name="T1">Diff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9.128cm" svg:y="6.842cm">
          <text:p text:style-name="P2"><text:span text:style-name="T1">Diff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89cm" svg:height="3.683cm" svg:x="12.43cm" svg:y="6.842cm">
          <text:p text:style-name="P2"><text:span text:style-name="T1">Diff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19:38:07.358079194</meta:creation-date>
    <dc:date>2023-04-13T09:26:52.051000000</dc:date>
    <meta:editing-duration>PT3H41M47S</meta:editing-duration>
    <meta:editing-cycles>3</meta:editing-cycles>
    <meta:generator>LibreOffice/7.3.4.2$Windows_X86_64 LibreOffice_project/728fec16bd5f605073805c3c9e7c4212a0120dc5</meta:generator>
    <meta:document-statistic meta:object-count="24"/>
  </office:meta>
</office:document-meta>
</file>